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88.2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16.6mm"/>
    </style:style>
    <style:style style:name="co6" style:family="table-column">
      <style:table-column-properties fo:break-before="auto" style:column-width="29.12mm"/>
    </style:style>
    <style:style style:name="co7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9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size="18pt" style:font-size-asian="18pt" style:font-size-complex="18pt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3" style:family="table-cell" style:parent-style-name="Default" style:data-style-name="N111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11">
      <style:table-cell-properties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6"/>
        <table:table-column table:style-name="co3" table:number-columns-repeated="5" table:default-cell-style-name="ce11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3" table:number-columns-repeated="3" table:default-cell-style-name="ce6"/>
        <table:table-column table:style-name="co3" table:number-columns-repeated="100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Quantitativo projeto elétrico</text:p>
          </table:table-cell>
          <table:table-cell table:style-name="ce7" table:number-columns-repeated="2"/>
          <table:table-cell table:style-name="ce12" table:number-columns-repeated="5"/>
          <table:table-cell table:style-name="ce7"/>
          <table:table-cell table:style-name="ce5" table:number-columns-repeated="2"/>
          <table:table-cell table:style-name="ce7" table:number-columns-repeated="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/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Quantidade</text:p>
          </table:table-cell>
          <table:table-cell table:style-name="ce8" office:value-type="string" calcext:value-type="string">
            <text:p>Unidade</text:p>
          </table:table-cell>
          <table:table-cell table:style-name="ce13" office:value-type="string" calcext:value-type="string">
            <text:p>Preço unitário material</text:p>
          </table:table-cell>
          <table:table-cell table:style-name="ce13" office:value-type="string" calcext:value-type="string">
            <text:p>Preço unitário mão de obra</text:p>
          </table:table-cell>
          <table:table-cell table:style-name="ce13" office:value-type="string" calcext:value-type="string">
            <text:p>Preço total material</text:p>
          </table:table-cell>
          <table:table-cell table:style-name="ce13" office:value-type="string" calcext:value-type="string">
            <text:p>Preço total mão de obra</text:p>
          </table:table-cell>
          <table:table-cell table:style-name="ce13" office:value-type="string" calcext:value-type="string">
            <text:p>Preço total item</text:p>
          </table:table-cell>
          <table:table-cell table:style-name="ce8" office:value-type="string" calcext:value-type="string">
            <text:p>Fonte do preço</text:p>
          </table:table-cell>
          <table:table-cell table:style-name="ce1"/>
          <table:table-cell table:style-name="ce17" office:value-type="string" calcext:value-type="string" table:number-columns-spanned="5" table:number-rows-spanned="1">
            <text:p>Comprimento de cabos</text:p>
          </table:table-cell>
          <table:covered-table-cell table:number-columns-repeated="4" table:style-name="ce8"/>
          <table:table-cell table:style-name="ce1" table:number-columns-repeated="1005"/>
          <table:table-cell table:number-columns-repeated="3"/>
        </table:table-row>
        <table:table-row table:style-name="ro1">
          <table:table-cell table:style-name="ce2" table:number-columns-repeated="2"/>
          <table:table-cell table:style-name="ce9" table:number-columns-repeated="2"/>
          <table:table-cell table:style-name="ce14" table:number-columns-repeated="5"/>
          <table:table-cell table:style-name="ce9"/>
          <table:table-cell table:style-name="ce2"/>
          <table:table-cell table:style-name="ce1" office:value-type="string" calcext:value-type="string">
            <text:p>Circuito</text:p>
          </table:table-cell>
          <table:table-cell table:style-name="ce8" office:value-type="string" calcext:value-type="string">
            <text:p>Comprimento</text:p>
          </table:table-cell>
          <table:table-cell table:style-name="ce8" office:value-type="string" calcext:value-type="string">
            <text:p>Cabos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Eletroduto</text:p>
          </table:table-cell>
          <table:table-cell table:style-name="ce2" table:number-columns-repeated="1005"/>
          <table:table-cell table:style-name="ce21"/>
          <table:table-cell table:number-columns-repeated="2"/>
        </table:table-row>
        <table:table-row table:style-name="ro1">
          <table:table-cell table:style-name="ce2" table:number-columns-repeated="2"/>
          <table:table-cell table:style-name="ce9" table:number-columns-repeated="2"/>
          <table:table-cell table:style-name="ce14" table:number-columns-repeated="3"/>
          <table:table-cell table:number-columns-repeated="2"/>
          <table:table-cell table:style-name="ce9"/>
          <table:table-cell table:style-name="ce2"/>
          <table:table-cell table:number-columns-repeated="4"/>
          <table:table-cell table:style-name="ce9"/>
          <table:table-cell table:style-name="ce2" table:number-columns-repeated="1005"/>
          <table:table-cell table:style-name="ce21"/>
          <table:table-cell table:number-columns-repeated="2"/>
        </table:table-row>
        <table:table-row table:style-name="ro1">
          <table:table-cell table:style-name="ce2" table:number-columns-repeated="2"/>
          <table:table-cell table:style-name="ce9" table:number-columns-repeated="2"/>
          <table:table-cell table:style-name="ce14" table:number-columns-repeated="3"/>
          <table:table-cell table:number-columns-repeated="2"/>
          <table:table-cell table:style-name="ce9"/>
          <table:table-cell table:style-name="ce2"/>
          <table:table-cell table:style-name="ce18" office:value-type="string" calcext:value-type="string" table:number-columns-spanned="5" table:number-rows-spanned="1">
            <text:p>Iluminação</text:p>
          </table:table-cell>
          <table:covered-table-cell table:number-columns-repeated="3"/>
          <table:covered-table-cell table:style-name="ce9"/>
          <table:table-cell table:style-name="ce2" table:number-columns-repeated="1005"/>
          <table:table-cell table:style-name="ce21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beamento alimentação 10mm</text:p>
          </table:table-cell>
          <table:table-cell table:formula="of:=86*5" office:value-type="float" office:value="430" calcext:value-type="float">
            <text:p>430</text:p>
          </table:table-cell>
          <table:table-cell office:value-type="string" calcext:value-type="string">
            <text:p>m</text:p>
          </table:table-cell>
          <table:table-cell office:value-type="currency" office:currency="BRL" office:value="4.72" calcext:value-type="currency">
            <text:p>R$ 4.72</text:p>
          </table:table-cell>
          <table:table-cell office:value-type="currency" office:currency="BRL" office:value="3.45" calcext:value-type="currency">
            <text:p>R$ 3.45</text:p>
          </table:table-cell>
          <table:table-cell table:formula="of:=[.E9]*[.C9]" office:value-type="currency" office:currency="BRL" office:value="2029.6" calcext:value-type="currency">
            <text:p>R$ 2,029.60</text:p>
          </table:table-cell>
          <table:table-cell table:formula="of:=[.F9]*[.C9]" office:value-type="currency" office:currency="BRL" office:value="1483.5" calcext:value-type="currency">
            <text:p>R$ 1,483.50</text:p>
          </table:table-cell>
          <table:table-cell table:formula="of:=[.G9]+[.H9]" office:value-type="currency" office:currency="BRL" office:value="3513.1" calcext:value-type="currency">
            <text:p>R$ 3,513.10</text:p>
          </table:table-cell>
          <table:table-cell office:value-type="string" calcext:value-type="string">
            <text:p>PMSP 09-03-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letroduto de PVC 50mm para cabo de alimentaçã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currency" office:currency="BRL" office:value="8.33" calcext:value-type="currency">
            <text:p>R$ 8.33</text:p>
          </table:table-cell>
          <table:table-cell office:value-type="currency" office:currency="BRL" office:value="19.4" calcext:value-type="currency">
            <text:p>R$ 19.40</text:p>
          </table:table-cell>
          <table:table-cell table:formula="of:=[.E10]*[.C10]" office:value-type="currency" office:currency="BRL" office:value="116.62" calcext:value-type="currency">
            <text:p>R$ 116.62</text:p>
          </table:table-cell>
          <table:table-cell table:formula="of:=[.F10]*[.C10]" office:value-type="currency" office:currency="BRL" office:value="271.6" calcext:value-type="currency">
            <text:p>R$ 271.60</text:p>
          </table:table-cell>
          <table:table-cell table:formula="of:=[.G10]+[.H10]" office:value-type="currency" office:currency="BRL" office:value="388.22" calcext:value-type="currency">
            <text:p>R$ 388.22</text:p>
          </table:table-cell>
          <table:table-cell office:value-type="string" calcext:value-type="string">
            <text:p>PMSP 09-02-04</text:p>
          </table:table-cell>
          <table:table-cell/>
          <table:table-cell table:style-name="ce19" office:value-type="string" calcext:value-type="string">
            <text:p>L1E</text:p>
          </table:table-cell>
          <table:table-cell table:style-name="ce9" office:value-type="float" office:value="3.5" calcext:value-type="float">
            <text:p>3.5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[.M10]*[.N10]" office:value-type="float" office:value="17.5" calcext:value-type="float">
            <text:p>17.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Quadro geral para 14 circui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</text:p>
          </table:table-cell>
          <table:table-cell office:value-type="currency" office:currency="BRL" office:value="291.85" calcext:value-type="currency">
            <text:p>R$ 291.85</text:p>
          </table:table-cell>
          <table:table-cell office:value-type="currency" office:currency="BRL" office:value="55.81" calcext:value-type="currency">
            <text:p>R$ 55.81</text:p>
          </table:table-cell>
          <table:table-cell table:formula="of:=[.E11]*[.C11]" office:value-type="currency" office:currency="BRL" office:value="291.85" calcext:value-type="currency">
            <text:p>R$ 291.85</text:p>
          </table:table-cell>
          <table:table-cell table:formula="of:=[.F11]*[.C11]" office:value-type="currency" office:currency="BRL" office:value="55.81" calcext:value-type="currency">
            <text:p>R$ 55.81</text:p>
          </table:table-cell>
          <table:table-cell table:formula="of:=[.G11]+[.H11]" office:value-type="currency" office:currency="BRL" office:value="347.66" calcext:value-type="currency">
            <text:p>R$ 347.66</text:p>
          </table:table-cell>
          <table:table-cell office:value-type="string" calcext:value-type="string">
            <text:p>PMSP 09-05-06</text:p>
          </table:table-cell>
          <table:table-cell/>
          <table:table-cell table:style-name="ce2" office:value-type="string" calcext:value-type="string">
            <text:p>L1aE</text:p>
          </table:table-cell>
          <table:table-cell table:style-name="ce9" office:value-type="float" office:value="2.9" calcext:value-type="float">
            <text:p>2.9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[.M11]*[.N11]" office:value-type="float" office:value="20.3" calcext:value-type="float">
            <text:p>20.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isjuntor geral tripolar 4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</text:p>
          </table:table-cell>
          <table:table-cell office:value-type="currency" office:currency="BRL" office:value="35.25" calcext:value-type="currency">
            <text:p>R$ 35.25</text:p>
          </table:table-cell>
          <table:table-cell table:formula="of:=37.63" office:value-type="currency" office:currency="BRL" office:value="37.63" calcext:value-type="currency">
            <text:p>R$ 37.63</text:p>
          </table:table-cell>
          <table:table-cell table:formula="of:=[.E12]*[.C12]" office:value-type="currency" office:currency="BRL" office:value="35.25" calcext:value-type="currency">
            <text:p>R$ 35.25</text:p>
          </table:table-cell>
          <table:table-cell table:formula="of:=[.F12]*[.C12]" office:value-type="currency" office:currency="BRL" office:value="37.63" calcext:value-type="currency">
            <text:p>R$ 37.63</text:p>
          </table:table-cell>
          <table:table-cell table:formula="of:=[.G12]+[.H12]" office:value-type="currency" office:currency="BRL" office:value="72.88" calcext:value-type="currency">
            <text:p>R$ 72.88</text:p>
          </table:table-cell>
          <table:table-cell office:value-type="string" calcext:value-type="string">
            <text:p>PMSP 09-08-15</text:p>
          </table:table-cell>
          <table:table-cell/>
          <table:table-cell office:value-type="string" calcext:value-type="string">
            <text:p>L1abE</text:p>
          </table:table-cell>
          <table:table-cell office:value-type="float" office:value="2.9" calcext:value-type="float">
            <text:p>2.9</text:p>
          </table:table-cell>
          <table:table-cell office:value-type="float" office:value="9" calcext:value-type="float">
            <text:p>9</text:p>
          </table:table-cell>
          <table:table-cell table:style-name="ce9" table:formula="of:=[.M12]*[.N12]" office:value-type="float" office:value="26.1" calcext:value-type="float">
            <text:p>26.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isjuntor tripolar 3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</text:p>
          </table:table-cell>
          <table:table-cell table:formula="of:=[.E12]" office:value-type="currency" office:currency="BRL" office:value="35.25" calcext:value-type="currency">
            <text:p>R$ 35.25</text:p>
          </table:table-cell>
          <table:table-cell table:formula="of:=[.F12]" office:value-type="currency" office:currency="BRL" office:value="37.63" calcext:value-type="currency">
            <text:p>R$ 37.63</text:p>
          </table:table-cell>
          <table:table-cell table:formula="of:=[.E13]*[.C13]" office:value-type="currency" office:currency="BRL" office:value="35.25" calcext:value-type="currency">
            <text:p>R$ 35.25</text:p>
          </table:table-cell>
          <table:table-cell table:formula="of:=[.F13]*[.C13]" office:value-type="currency" office:currency="BRL" office:value="37.63" calcext:value-type="currency">
            <text:p>R$ 37.63</text:p>
          </table:table-cell>
          <table:table-cell table:formula="of:=[.G13]+[.H13]" office:value-type="currency" office:currency="BRL" office:value="72.88" calcext:value-type="currency">
            <text:p>R$ 72.88</text:p>
          </table:table-cell>
          <table:table-cell table:formula="of:=[.J12]" office:value-type="string" office:string-value="PMSP 09-08-15" calcext:value-type="string">
            <text:p>PMSP 09-08-15</text:p>
          </table:table-cell>
          <table:table-cell/>
          <table:table-cell office:value-type="string" calcext:value-type="string">
            <text:p>L1abc + L1ab</text:p>
          </table:table-cell>
          <table:table-cell office:value-type="float" office:value="4.5" calcext:value-type="float">
            <text:p>4.5</text:p>
          </table:table-cell>
          <table:table-cell office:value-type="float" office:value="13" calcext:value-type="float">
            <text:p>13</text:p>
          </table:table-cell>
          <table:table-cell table:style-name="ce9" table:formula="of:=[.M13]*[.N13]" office:value-type="float" office:value="58.5" calcext:value-type="float">
            <text:p>58.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PS 20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</text:p>
          </table:table-cell>
          <table:table-cell office:value-type="currency" office:currency="BRL" office:value="135.49" calcext:value-type="currency">
            <text:p>R$ 135.49</text:p>
          </table:table-cell>
          <table:table-cell office:value-type="currency" office:currency="BRL" office:value="15.05" calcext:value-type="currency">
            <text:p>R$ 15.05</text:p>
          </table:table-cell>
          <table:table-cell table:formula="of:=[.E14]*[.C14]" office:value-type="currency" office:currency="BRL" office:value="541.96" calcext:value-type="currency">
            <text:p>R$ 541.96</text:p>
          </table:table-cell>
          <table:table-cell table:formula="of:=[.F14]*[.C14]" office:value-type="currency" office:currency="BRL" office:value="60.2" calcext:value-type="currency">
            <text:p>R$ 60.20</text:p>
          </table:table-cell>
          <table:table-cell table:formula="of:=[.G14]+[.H14]" office:value-type="currency" office:currency="BRL" office:value="602.16" calcext:value-type="currency">
            <text:p>R$ 602.16</text:p>
          </table:table-cell>
          <table:table-cell office:value-type="string" calcext:value-type="string">
            <text:p>PMSP 09-17-01</text:p>
          </table:table-cell>
          <table:table-cell/>
          <table:table-cell office:value-type="string" calcext:value-type="string">
            <text:p>L1abE + L1ab</text:p>
          </table:table-cell>
          <table:table-cell office:value-type="float" office:value="2.9" calcext:value-type="float">
            <text:p>2.9</text:p>
          </table:table-cell>
          <table:table-cell office:value-type="float" office:value="12" calcext:value-type="float">
            <text:p>12</text:p>
          </table:table-cell>
          <table:table-cell table:style-name="ce9" table:formula="of:=[.M14]*[.N14]" office:value-type="float" office:value="34.8" calcext:value-type="float">
            <text:p>34.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abo de cobre nu 10mm para aterramen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currency" office:currency="BRL" office:value="3.6" calcext:value-type="currency">
            <text:p>R$ 3.60</text:p>
          </table:table-cell>
          <table:table-cell office:value-type="currency" office:currency="BRL" office:value="4.31" calcext:value-type="currency">
            <text:p>R$ 4.31</text:p>
          </table:table-cell>
          <table:table-cell table:formula="of:=[.E15]*[.C15]" office:value-type="currency" office:currency="BRL" office:value="14.4" calcext:value-type="currency">
            <text:p>R$ 14.40</text:p>
          </table:table-cell>
          <table:table-cell table:formula="of:=[.F15]*[.C15]" office:value-type="currency" office:currency="BRL" office:value="17.24" calcext:value-type="currency">
            <text:p>R$ 17.24</text:p>
          </table:table-cell>
          <table:table-cell table:formula="of:=[.G15]+[.H15]" office:value-type="currency" office:currency="BRL" office:value="31.64" calcext:value-type="currency">
            <text:p>R$ 31.64</text:p>
          </table:table-cell>
          <table:table-cell office:value-type="string" calcext:value-type="string">
            <text:p>PMSP 09-06-91</text:p>
          </table:table-cell>
          <table:table-cell/>
          <table:table-cell office:value-type="string" calcext:value-type="string">
            <text:p>L1bE</text:p>
          </table:table-cell>
          <table:table-cell office:value-type="float" office:value="2.9" calcext:value-type="float">
            <text:p>2.9</text:p>
          </table:table-cell>
          <table:table-cell office:value-type="float" office:value="5" calcext:value-type="float">
            <text:p>5</text:p>
          </table:table-cell>
          <table:table-cell table:style-name="ce9" table:formula="of:=[.M15]*[.N15]" office:value-type="float" office:value="14.5" calcext:value-type="float">
            <text:p>14.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terramento com ha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</text:p>
          </table:table-cell>
          <table:table-cell office:value-type="currency" office:currency="BRL" office:value="137.23" calcext:value-type="currency">
            <text:p>R$ 137.23</text:p>
          </table:table-cell>
          <table:table-cell office:value-type="currency" office:currency="BRL" office:value="57.33" calcext:value-type="currency">
            <text:p>R$ 57.33</text:p>
          </table:table-cell>
          <table:table-cell table:formula="of:=[.E16]*[.C16]" office:value-type="currency" office:currency="BRL" office:value="137.23" calcext:value-type="currency">
            <text:p>R$ 137.23</text:p>
          </table:table-cell>
          <table:table-cell table:formula="of:=[.F16]*[.C16]" office:value-type="currency" office:currency="BRL" office:value="57.33" calcext:value-type="currency">
            <text:p>R$ 57.33</text:p>
          </table:table-cell>
          <table:table-cell table:formula="of:=[.G16]+[.H16]" office:value-type="currency" office:currency="BRL" office:value="194.56" calcext:value-type="currency">
            <text:p>R$ 194.56</text:p>
          </table:table-cell>
          <table:table-cell office:value-type="string" calcext:value-type="string">
            <text:p>PMSP 09-06-99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table:style-name="ce9" table:formula="of:=[.M16]*[.N16]" office:value-type="float" office:value="14.7" calcext:value-type="float">
            <text:p>14.7</text:p>
          </table:table-cell>
          <table:table-cell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isjuntor unipolar 2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</text:p>
          </table:table-cell>
          <table:table-cell office:value-type="currency" office:currency="BRL" office:value="12.31" calcext:value-type="currency">
            <text:p>R$ 12.31</text:p>
          </table:table-cell>
          <table:table-cell office:value-type="currency" office:currency="BRL" office:value="10.04" calcext:value-type="currency">
            <text:p>R$ 10.04</text:p>
          </table:table-cell>
          <table:table-cell table:formula="of:=[.E17]*[.C17]" office:value-type="currency" office:currency="BRL" office:value="123.1" calcext:value-type="currency">
            <text:p>R$ 123.10</text:p>
          </table:table-cell>
          <table:table-cell table:formula="of:=[.F17]*[.C17]" office:value-type="currency" office:currency="BRL" office:value="100.4" calcext:value-type="currency">
            <text:p>R$ 100.40</text:p>
          </table:table-cell>
          <table:table-cell table:formula="of:=[.G17]+[.H17]" office:value-type="currency" office:currency="BRL" office:value="223.5" calcext:value-type="currency">
            <text:p>R$ 223.50</text:p>
          </table:table-cell>
          <table:table-cell office:value-type="string" calcext:value-type="string">
            <text:p>PMSP 09-08-10</text:p>
          </table:table-cell>
          <table:table-cell/>
          <table:table-cell office:value-type="string" calcext:value-type="string">
            <text:p>L1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table:style-name="ce9" table:formula="of:=[.M17]*[.N17]" office:value-type="float" office:value="5.4" calcext:value-type="float">
            <text:p>5.4</text:p>
          </table:table-cell>
          <table:table-cell table:formula="of:=[.M17]" office:value-type="float" office:value="1.8" calcext:value-type="float">
            <text:p>1.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isjuntor bipolar 2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</text:p>
          </table:table-cell>
          <table:table-cell office:value-type="currency" office:currency="BRL" office:value="33.47" calcext:value-type="currency">
            <text:p>R$ 33.47</text:p>
          </table:table-cell>
          <table:table-cell office:value-type="currency" office:currency="BRL" office:value="20.07" calcext:value-type="currency">
            <text:p>R$ 20.07</text:p>
          </table:table-cell>
          <table:table-cell table:formula="of:=[.E18]*[.C18]" office:value-type="currency" office:currency="BRL" office:value="200.82" calcext:value-type="currency">
            <text:p>R$ 200.82</text:p>
          </table:table-cell>
          <table:table-cell table:formula="of:=[.F18]*[.C18]" office:value-type="currency" office:currency="BRL" office:value="120.42" calcext:value-type="currency">
            <text:p>R$ 120.42</text:p>
          </table:table-cell>
          <table:table-cell table:formula="of:=[.G18]+[.H18]" office:value-type="currency" office:currency="BRL" office:value="321.24" calcext:value-type="currency">
            <text:p>R$ 321.24</text:p>
          </table:table-cell>
          <table:table-cell office:value-type="string" calcext:value-type="string">
            <text:p>PMSP 09-08-12</text:p>
          </table:table-cell>
          <table:table-cell/>
          <table:table-cell office:value-type="string" calcext:value-type="string">
            <text:p>L1d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table:style-name="ce9" table:formula="of:=[.M18]*[.N18]" office:value-type="float" office:value="7.2" calcext:value-type="float">
            <text:p>7.2</text:p>
          </table:table-cell>
          <table:table-cell table:formula="of:=[.M18]" office:value-type="float" office:value="1.8" calcext:value-type="float">
            <text:p>1.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beamento 2.5mm iluminação</text:p>
          </table:table-cell>
          <table:table-cell table:formula="of:=[.O20]" office:value-type="float" office:value="214" calcext:value-type="float">
            <text:p>214</text:p>
          </table:table-cell>
          <table:table-cell office:value-type="string" calcext:value-type="string">
            <text:p>m</text:p>
          </table:table-cell>
          <table:table-cell office:value-type="currency" office:currency="BRL" office:value="1.12" calcext:value-type="currency">
            <text:p>R$ 1.12</text:p>
          </table:table-cell>
          <table:table-cell office:value-type="currency" office:currency="BRL" office:value="2.16" calcext:value-type="currency">
            <text:p>R$ 2.16</text:p>
          </table:table-cell>
          <table:table-cell table:formula="of:=[.E19]*[.C19]" office:value-type="currency" office:currency="BRL" office:value="239.68" calcext:value-type="currency">
            <text:p>R$ 239.68</text:p>
          </table:table-cell>
          <table:table-cell table:formula="of:=[.F19]*[.C19]" office:value-type="currency" office:currency="BRL" office:value="462.24" calcext:value-type="currency">
            <text:p>R$ 462.24</text:p>
          </table:table-cell>
          <table:table-cell table:formula="of:=[.G19]+[.H19]" office:value-type="currency" office:currency="BRL" office:value="701.92" calcext:value-type="currency">
            <text:p>R$ 701.92</text:p>
          </table:table-cell>
          <table:table-cell office:value-type="string" calcext:value-type="string">
            <text:p>PMSP 09-03-21</text:p>
          </table:table-cell>
          <table:table-cell/>
          <table:table-cell table:style-name="ce5" office:value-type="string" calcext:value-type="string">
            <text:p>L1c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20" table:formula="of:=[.M19]*[.N19]" office:value-type="float" office:value="15" calcext:value-type="float">
            <text:p>15</text:p>
          </table:table-cell>
          <table:table-cell table:style-name="ce7" table:formula="of:=[.M19]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letroduto aparente alimentação galvanizado 50mm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office:value-type="currency" office:currency="BRL" office:value="16" calcext:value-type="currency">
            <text:p>R$ 16.00</text:p>
          </table:table-cell>
          <table:table-cell office:value-type="currency" office:currency="BRL" office:value="32.33" calcext:value-type="currency">
            <text:p>R$ 32.33</text:p>
          </table:table-cell>
          <table:table-cell table:formula="of:=[.E20]*[.C20]" office:value-type="currency" office:currency="BRL" office:value="24" calcext:value-type="currency">
            <text:p>R$ 24.00</text:p>
          </table:table-cell>
          <table:table-cell table:formula="of:=[.F20]*[.C20]" office:value-type="currency" office:currency="BRL" office:value="48.495" calcext:value-type="currency">
            <text:p>R$ 48.50</text:p>
          </table:table-cell>
          <table:table-cell table:formula="of:=[.G20]+[.H20]" office:value-type="currency" office:currency="BRL" office:value="72.495" calcext:value-type="currency">
            <text:p>R$ 72.50</text:p>
          </table:table-cell>
          <table:table-cell office:value-type="string" calcext:value-type="string">
            <text:p>PMSP 09-02-15</text:p>
          </table:table-cell>
          <table:table-cell/>
          <table:table-cell table:style-name="ce3" office:value-type="string" calcext:value-type="string">
            <text:p>Total</text:p>
          </table:table-cell>
          <table:table-cell table:style-name="ce10" table:number-columns-repeated="2"/>
          <table:table-cell table:style-name="ce10" table:formula="of:=SUM([.O10:.O19])" office:value-type="float" office:value="214" calcext:value-type="float">
            <text:p>214</text:p>
          </table:table-cell>
          <table:table-cell table:style-name="ce10" table:formula="of:=SUM([.P16:.P19])"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letroduto aparente iluminação galvanizado 25mm</text:p>
          </table:table-cell>
          <table:table-cell table:formula="of:=[.P20]" office:value-type="float" office:value="8.1" calcext:value-type="float">
            <text:p>8.1</text:p>
          </table:table-cell>
          <table:table-cell office:value-type="string" calcext:value-type="string">
            <text:p>m</text:p>
          </table:table-cell>
          <table:table-cell office:value-type="currency" office:currency="BRL" office:value="7.4" calcext:value-type="currency">
            <text:p>R$ 7.40</text:p>
          </table:table-cell>
          <table:table-cell office:value-type="currency" office:currency="BRL" office:value="21.55" calcext:value-type="currency">
            <text:p>R$ 21.55</text:p>
          </table:table-cell>
          <table:table-cell table:formula="of:=[.E21]*[.C21]" office:value-type="currency" office:currency="BRL" office:value="59.94" calcext:value-type="currency">
            <text:p>R$ 59.94</text:p>
          </table:table-cell>
          <table:table-cell table:formula="of:=[.F21]*[.C21]" office:value-type="currency" office:currency="BRL" office:value="174.555" calcext:value-type="currency">
            <text:p>R$ 174.56</text:p>
          </table:table-cell>
          <table:table-cell table:formula="of:=[.G21]+[.H21]" office:value-type="currency" office:currency="BRL" office:value="234.495" calcext:value-type="currency">
            <text:p>R$ 234.50</text:p>
          </table:table-cell>
          <table:table-cell office:value-type="string" calcext:value-type="string">
            <text:p>PMSP 09-02-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uminária com duas lâmpadas fluorescentes 32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</text:p>
          </table:table-cell>
          <table:table-cell office:value-type="currency" office:currency="BRL" office:value="94.58" calcext:value-type="currency">
            <text:p>R$ 94.58</text:p>
          </table:table-cell>
          <table:table-cell office:value-type="currency" office:currency="BRL" office:value="64.66" calcext:value-type="currency">
            <text:p>R$ 64.66</text:p>
          </table:table-cell>
          <table:table-cell table:formula="of:=[.E22]*[.C22]" office:value-type="currency" office:currency="BRL" office:value="567.48" calcext:value-type="currency">
            <text:p>R$ 567.48</text:p>
          </table:table-cell>
          <table:table-cell table:formula="of:=[.F22]*[.C22]" office:value-type="currency" office:currency="BRL" office:value="387.96" calcext:value-type="currency">
            <text:p>R$ 387.96</text:p>
          </table:table-cell>
          <table:table-cell table:formula="of:=[.G22]+[.H22]" office:value-type="currency" office:currency="BRL" office:value="955.44" calcext:value-type="currency">
            <text:p>R$ 955.44</text:p>
          </table:table-cell>
          <table:table-cell office:value-type="string" calcext:value-type="string">
            <text:p>PMSP 09-09-75</text:p>
          </table:table-cell>
          <table:table-cell/>
          <table:table-cell table:style-name="ce18" office:value-type="string" calcext:value-type="string" table:number-columns-spanned="5" table:number-rows-spanned="1">
            <text:p>Tomadas</text:p>
          </table:table-cell>
          <table:covered-table-cell table:number-columns-repeated="2"/>
          <table:covered-table-cell table:style-name="ce9"/>
          <table:covered-table-cell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uminária de sobrepor com lâmpada PL 1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</text:p>
          </table:table-cell>
          <table:table-cell office:value-type="currency" office:currency="BRL" office:value="68.24" calcext:value-type="currency">
            <text:p>R$ 68.24</text:p>
          </table:table-cell>
          <table:table-cell office:value-type="currency" office:currency="BRL" office:value="47.41" calcext:value-type="currency">
            <text:p>R$ 47.41</text:p>
          </table:table-cell>
          <table:table-cell table:formula="of:=[.E23]*[.C23]" office:value-type="currency" office:currency="BRL" office:value="68.24" calcext:value-type="currency">
            <text:p>R$ 68.24</text:p>
          </table:table-cell>
          <table:table-cell table:formula="of:=[.F23]*[.C23]" office:value-type="currency" office:currency="BRL" office:value="47.41" calcext:value-type="currency">
            <text:p>R$ 47.41</text:p>
          </table:table-cell>
          <table:table-cell table:formula="of:=[.G23]+[.H23]" office:value-type="currency" office:currency="BRL" office:value="115.65" calcext:value-type="currency">
            <text:p>R$ 115.65</text:p>
          </table:table-cell>
          <table:table-cell table:style-name="ce16" office:value-type="string" calcext:value-type="string">
            <text:p>PMSP 09-09-71</text:p>
          </table:table-cell>
          <table:table-cell/>
          <table:table-cell office:value-type="string" calcext:value-type="string">
            <text:p>T7</text:p>
          </table:table-cell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table:formula="of:=[.M23]*[.N23]" office:value-type="float" office:value="11.7" calcext:value-type="float">
            <text:p>11.7</text:p>
          </table:table-cell>
          <table:table-cell table:formula="of:=[.M23]" office:value-type="float" office:value="3.9" calcext:value-type="float">
            <text:p>3.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andela com lâmpada PL 1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</text:p>
          </table:table-cell>
          <table:table-cell office:value-type="currency" office:currency="BRL" office:value="114.09" calcext:value-type="currency">
            <text:p>R$ 114.09</text:p>
          </table:table-cell>
          <table:table-cell office:value-type="currency" office:currency="BRL" office:value="34.49" calcext:value-type="currency">
            <text:p>R$ 34.49</text:p>
          </table:table-cell>
          <table:table-cell table:formula="of:=[.E24]*[.C24]" office:value-type="currency" office:currency="BRL" office:value="114.09" calcext:value-type="currency">
            <text:p>R$ 114.09</text:p>
          </table:table-cell>
          <table:table-cell table:formula="of:=[.F24]*[.C24]" office:value-type="currency" office:currency="BRL" office:value="34.49" calcext:value-type="currency">
            <text:p>R$ 34.49</text:p>
          </table:table-cell>
          <table:table-cell table:formula="of:=[.G24]+[.H24]" office:value-type="currency" office:currency="BRL" office:value="148.58" calcext:value-type="currency">
            <text:p>R$ 148.58</text:p>
          </table:table-cell>
          <table:table-cell office:value-type="string" calcext:value-type="string">
            <text:p>PMSP 09-09-41</text:p>
          </table:table-cell>
          <table:table-cell/>
          <table:table-cell office:value-type="string" calcext:value-type="string">
            <text:p>T2T21</text:p>
          </table:table-cell>
          <table:table-cell office:value-type="float" office:value="8.6" calcext:value-type="float">
            <text:p>8.6</text:p>
          </table:table-cell>
          <table:table-cell office:value-type="float" office:value="5" calcext:value-type="float">
            <text:p>5</text:p>
          </table:table-cell>
          <table:table-cell table:formula="of:=[.M24]*[.N24]" office:value-type="float" office:value="43" calcext:value-type="float">
            <text:p>43</text:p>
          </table:table-cell>
          <table:table-cell table:formula="of:=[.M24]" office:value-type="float" office:value="8.6" calcext:value-type="float">
            <text:p>8.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lha metálica 38x38m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currency" office:currency="BRL" office:value="18.2" calcext:value-type="currency">
            <text:p>R$ 18.20</text:p>
          </table:table-cell>
          <table:table-cell office:value-type="currency" office:currency="BRL" office:value="36.64" calcext:value-type="currency">
            <text:p>R$ 36.64</text:p>
          </table:table-cell>
          <table:table-cell table:formula="of:=[.E25]*[.C25]" office:value-type="currency" office:currency="BRL" office:value="382.2" calcext:value-type="currency">
            <text:p>R$ 382.20</text:p>
          </table:table-cell>
          <table:table-cell table:formula="of:=[.F25]*[.C25]" office:value-type="currency" office:currency="BRL" office:value="769.44" calcext:value-type="currency">
            <text:p>R$ 769.44</text:p>
          </table:table-cell>
          <table:table-cell table:formula="of:=[.G25]+[.H25]" office:value-type="currency" office:currency="BRL" office:value="1151.64" calcext:value-type="currency">
            <text:p>R$ 1,151.64</text:p>
          </table:table-cell>
          <table:table-cell office:value-type="string" calcext:value-type="string">
            <text:p>PMSP 09-13-07</text:p>
          </table:table-cell>
          <table:table-cell/>
          <table:table-cell office:value-type="string" calcext:value-type="string">
            <text:p>T3T4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table:formula="of:=[.M25]*[.N25]" office:value-type="float" office:value="24" calcext:value-type="float">
            <text:p>24</text:p>
          </table:table-cell>
          <table:table-cell table:formula="of:=[.M25]" office:value-type="float" office:value="4.8" calcext:value-type="float">
            <text:p>4.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portes para calha a cada 60cm</text:p>
          </table:table-cell>
          <table:table-cell table:formula="of:=[.C25]/0.6" office:value-type="float" office:value="35" calcext:value-type="float">
            <text:p>35</text:p>
          </table:table-cell>
          <table:table-cell office:value-type="string" calcext:value-type="string">
            <text:p>un</text:p>
          </table:table-cell>
          <table:table-cell office:value-type="currency" office:currency="BRL" office:value="1.03" calcext:value-type="currency">
            <text:p>R$ 1.03</text:p>
          </table:table-cell>
          <table:table-cell office:value-type="currency" office:currency="BRL" office:value="8.62" calcext:value-type="currency">
            <text:p>R$ 8.62</text:p>
          </table:table-cell>
          <table:table-cell table:formula="of:=[.E26]*[.C26]" office:value-type="currency" office:currency="BRL" office:value="36.05" calcext:value-type="currency">
            <text:p>R$ 36.05</text:p>
          </table:table-cell>
          <table:table-cell table:formula="of:=[.F26]*[.C26]" office:value-type="currency" office:currency="BRL" office:value="301.7" calcext:value-type="currency">
            <text:p>R$ 301.70</text:p>
          </table:table-cell>
          <table:table-cell table:formula="of:=[.G26]+[.H26]" office:value-type="currency" office:currency="BRL" office:value="337.75" calcext:value-type="currency">
            <text:p>R$ 337.75</text:p>
          </table:table-cell>
          <table:table-cell table:style-name="ce11" office:value-type="string" calcext:value-type="string">
            <text:p>PMSP 09-84-21</text:p>
          </table:table-cell>
          <table:table-cell/>
          <table:table-cell office:value-type="string" calcext:value-type="string">
            <text:p>T5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table:formula="of:=[.M26]*[.N26]" office:value-type="float" office:value="16.5" calcext:value-type="float">
            <text:p>16.5</text:p>
          </table:table-cell>
          <table:table-cell table:formula="of:=[.M26]" office:value-type="float" office:value="5.5" calcext:value-type="float">
            <text:p>5.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menda para calha metálica 38x38c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</text:p>
          </table:table-cell>
          <table:table-cell office:value-type="currency" office:currency="BRL" office:value="0.94" calcext:value-type="currency">
            <text:p>R$ 0.94</text:p>
          </table:table-cell>
          <table:table-cell office:value-type="currency" office:currency="BRL" office:value="8.62" calcext:value-type="currency">
            <text:p>R$ 8.62</text:p>
          </table:table-cell>
          <table:table-cell table:formula="of:=[.E27]*[.C27]" office:value-type="currency" office:currency="BRL" office:value="3.76" calcext:value-type="currency">
            <text:p>R$ 3.76</text:p>
          </table:table-cell>
          <table:table-cell table:formula="of:=[.F27]*[.C27]" office:value-type="currency" office:currency="BRL" office:value="34.48" calcext:value-type="currency">
            <text:p>R$ 34.48</text:p>
          </table:table-cell>
          <table:table-cell table:formula="of:=[.G27]+[.H27]" office:value-type="currency" office:currency="BRL" office:value="38.24" calcext:value-type="currency">
            <text:p>R$ 38.24</text:p>
          </table:table-cell>
          <table:table-cell table:style-name="ce11" office:value-type="string" calcext:value-type="string">
            <text:p>PMSP 09-84-25</text:p>
          </table:table-cell>
          <table:table-cell/>
          <table:table-cell office:value-type="string" calcext:value-type="string">
            <text:p>T3T4T21</text:p>
          </table:table-cell>
          <table:table-cell office:value-type="float" office:value="6.2" calcext:value-type="float">
            <text:p>6.2</text:p>
          </table:table-cell>
          <table:table-cell office:value-type="float" office:value="7" calcext:value-type="float">
            <text:p>7</text:p>
          </table:table-cell>
          <table:table-cell table:formula="of:=[.M27]*[.N27]" office:value-type="float" office:value="43.4" calcext:value-type="float">
            <text:p>43.4</text:p>
          </table:table-cell>
          <table:table-cell table:formula="of:=[.M27]" office:value-type="float" office:value="6.2" calcext:value-type="float">
            <text:p>6.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beamento 2.5mm tomadas</text:p>
          </table:table-cell>
          <table:table-cell table:formula="of:=[.O34]" office:value-type="float" office:value="228" calcext:value-type="float">
            <text:p>228</text:p>
          </table:table-cell>
          <table:table-cell office:value-type="string" calcext:value-type="string">
            <text:p>m</text:p>
          </table:table-cell>
          <table:table-cell table:formula="of:=[.E19]" office:value-type="currency" office:currency="BRL" office:value="1.12" calcext:value-type="currency">
            <text:p>R$ 1.12</text:p>
          </table:table-cell>
          <table:table-cell table:formula="of:=[.F19]" office:value-type="currency" office:currency="BRL" office:value="2.16" calcext:value-type="currency">
            <text:p>R$ 2.16</text:p>
          </table:table-cell>
          <table:table-cell table:formula="of:=[.E28]*[.C28]" office:value-type="currency" office:currency="BRL" office:value="255.36" calcext:value-type="currency">
            <text:p>R$ 255.36</text:p>
          </table:table-cell>
          <table:table-cell table:formula="of:=[.F28]*[.C28]" office:value-type="currency" office:currency="BRL" office:value="492.48" calcext:value-type="currency">
            <text:p>R$ 492.48</text:p>
          </table:table-cell>
          <table:table-cell table:formula="of:=[.G28]+[.H28]" office:value-type="currency" office:currency="BRL" office:value="747.84" calcext:value-type="currency">
            <text:p>R$ 747.84</text:p>
          </table:table-cell>
          <table:table-cell table:formula="of:=[.J19]" office:value-type="string" office:string-value="PMSP 09-03-21" calcext:value-type="string">
            <text:p>PMSP 09-03-21</text:p>
          </table:table-cell>
          <table:table-cell/>
          <table:table-cell office:value-type="string" calcext:value-type="string">
            <text:p>T3T2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M28]*[.N28]" office:value-type="float" office:value="25" calcext:value-type="float">
            <text:p>25</text:p>
          </table:table-cell>
          <table:table-cell table:formula="of:=[.M28]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letroduto aparente tomadas galvanizado 25mm</text:p>
          </table:table-cell>
          <table:table-cell table:formula="of:=1.5*7" office:value-type="float" office:value="10.5" calcext:value-type="float">
            <text:p>10.5</text:p>
          </table:table-cell>
          <table:table-cell office:value-type="string" calcext:value-type="string">
            <text:p>m</text:p>
          </table:table-cell>
          <table:table-cell table:formula="of:=[.E21]" office:value-type="currency" office:currency="BRL" office:value="7.4" calcext:value-type="currency">
            <text:p>R$ 7.40</text:p>
          </table:table-cell>
          <table:table-cell table:formula="of:=[.F21]" office:value-type="currency" office:currency="BRL" office:value="21.55" calcext:value-type="currency">
            <text:p>R$ 21.55</text:p>
          </table:table-cell>
          <table:table-cell table:formula="of:=[.E29]*[.C29]" office:value-type="currency" office:currency="BRL" office:value="77.7" calcext:value-type="currency">
            <text:p>R$ 77.70</text:p>
          </table:table-cell>
          <table:table-cell table:formula="of:=[.F29]*[.C29]" office:value-type="currency" office:currency="BRL" office:value="226.275" calcext:value-type="currency">
            <text:p>R$ 226.28</text:p>
          </table:table-cell>
          <table:table-cell table:formula="of:=[.G29]+[.H29]" office:value-type="currency" office:currency="BRL" office:value="303.975" calcext:value-type="currency">
            <text:p>R$ 303.98</text:p>
          </table:table-cell>
          <table:table-cell table:formula="of:=[.J21]" office:value-type="string" office:string-value="PMSP 09-02-12" calcext:value-type="string">
            <text:p>PMSP 09-02-12</text:p>
          </table:table-cell>
          <table:table-cell/>
          <table:table-cell office:value-type="string" calcext:value-type="string">
            <text:p>T6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table:formula="of:=[.M29]*[.N29]" office:value-type="float" office:value="5.7" calcext:value-type="float">
            <text:p>5.7</text:p>
          </table:table-cell>
          <table:table-cell table:formula="of:=[.M29]" office:value-type="float" office:value="1.9" calcext:value-type="float">
            <text:p>1.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letroduto PVC 25mm tomadas</text:p>
          </table:table-cell>
          <table:table-cell table:formula="of:=[.P34]-[.C29]" office:value-type="float" office:value="40.1" calcext:value-type="float">
            <text:p>40.1</text:p>
          </table:table-cell>
          <table:table-cell office:value-type="string" calcext:value-type="string">
            <text:p>m</text:p>
          </table:table-cell>
          <table:table-cell office:value-type="currency" office:currency="BRL" office:value="2.96" calcext:value-type="currency">
            <text:p>R$ 2.96</text:p>
          </table:table-cell>
          <table:table-cell office:value-type="currency" office:currency="BRL" office:value="12.93" calcext:value-type="currency">
            <text:p>R$ 12.93</text:p>
          </table:table-cell>
          <table:table-cell table:formula="of:=[.E30]*[.C30]" office:value-type="currency" office:currency="BRL" office:value="118.696" calcext:value-type="currency">
            <text:p>R$ 118.70</text:p>
          </table:table-cell>
          <table:table-cell table:formula="of:=[.F30]*[.C30]" office:value-type="currency" office:currency="BRL" office:value="518.493" calcext:value-type="currency">
            <text:p>R$ 518.49</text:p>
          </table:table-cell>
          <table:table-cell table:formula="of:=[.G30]+[.H30]" office:value-type="currency" office:currency="BRL" office:value="637.189" calcext:value-type="currency">
            <text:p>R$ 637.19</text:p>
          </table:table-cell>
          <table:table-cell office:value-type="string" calcext:value-type="string">
            <text:p>PMSP 09-02-02</text:p>
          </table:table-cell>
          <table:table-cell/>
          <table:table-cell office:value-type="string" calcext:value-type="string">
            <text:p>AC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table:formula="of:=[.M30]*[.N30]" office:value-type="float" office:value="5.7" calcext:value-type="float">
            <text:p>5.7</text:p>
          </table:table-cell>
          <table:table-cell table:formula="of:=[.M30]" office:value-type="float" office:value="1.9" calcext:value-type="float">
            <text:p>1.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omada de pis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</text:p>
          </table:table-cell>
          <table:table-cell office:value-type="currency" office:currency="BRL" office:value="57.7" calcext:value-type="currency">
            <text:p>R$ 57.70</text:p>
          </table:table-cell>
          <table:table-cell office:value-type="currency" office:currency="BRL" office:value="107.76" calcext:value-type="currency">
            <text:p>R$ 107.76</text:p>
          </table:table-cell>
          <table:table-cell table:formula="of:=[.E31]*[.C31]" office:value-type="currency" office:currency="BRL" office:value="1154" calcext:value-type="currency">
            <text:p>R$ 1,154.00</text:p>
          </table:table-cell>
          <table:table-cell table:formula="of:=[.F31]*[.C31]" office:value-type="currency" office:currency="BRL" office:value="2155.2" calcext:value-type="currency">
            <text:p>R$ 2,155.20</text:p>
          </table:table-cell>
          <table:table-cell table:formula="of:=[.G31]+[.H31]" office:value-type="currency" office:currency="BRL" office:value="3309.2" calcext:value-type="currency">
            <text:p>R$ 3,309.20</text:p>
          </table:table-cell>
          <table:table-cell office:value-type="string" calcext:value-type="string">
            <text:p>PMSP 09-07-70</text:p>
          </table:table-cell>
          <table:table-cell/>
          <table:table-cell office:value-type="string" calcext:value-type="string">
            <text:p>T6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table:formula="of:=[.M31]*[.N31]" office:value-type="float" office:value="5.7" calcext:value-type="float">
            <text:p>5.7</text:p>
          </table:table-cell>
          <table:table-cell table:formula="of:=[.M31]" office:value-type="float" office:value="1.9" calcext:value-type="float">
            <text:p>1.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omada de pared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</text:p>
          </table:table-cell>
          <table:table-cell office:value-type="currency" office:currency="BRL" office:value="24.45" calcext:value-type="currency">
            <text:p>R$ 24.45</text:p>
          </table:table-cell>
          <table:table-cell office:value-type="currency" office:currency="BRL" office:value="86.21" calcext:value-type="currency">
            <text:p>R$ 86.21</text:p>
          </table:table-cell>
          <table:table-cell table:formula="of:=[.E32]*[.C32]" office:value-type="currency" office:currency="BRL" office:value="440.1" calcext:value-type="currency">
            <text:p>R$ 440.10</text:p>
          </table:table-cell>
          <table:table-cell table:formula="of:=[.F32]*[.C32]" office:value-type="currency" office:currency="BRL" office:value="1551.78" calcext:value-type="currency">
            <text:p>R$ 1,551.78</text:p>
          </table:table-cell>
          <table:table-cell table:formula="of:=[.G32]+[.H32]" office:value-type="currency" office:currency="BRL" office:value="1991.88" calcext:value-type="currency">
            <text:p>R$ 1,991.88</text:p>
          </table:table-cell>
          <table:table-cell office:value-type="string" calcext:value-type="string">
            <text:p>PMSP 09-07-60</text:p>
          </table:table-cell>
          <table:table-cell/>
          <table:table-cell office:value-type="string" calcext:value-type="string">
            <text:p>T1T21</text:p>
          </table:table-cell>
          <table:table-cell office:value-type="float" office:value="7.3" calcext:value-type="float">
            <text:p>7.3</text:p>
          </table:table-cell>
          <table:table-cell office:value-type="float" office:value="5" calcext:value-type="float">
            <text:p>5</text:p>
          </table:table-cell>
          <table:table-cell table:formula="of:=[.M32]*[.N32]" office:value-type="float" office:value="36.5" calcext:value-type="float">
            <text:p>36.5</text:p>
          </table:table-cell>
          <table:table-cell table:formula="of:=[.M32]" office:value-type="float" office:value="7.3" calcext:value-type="float">
            <text:p>7.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onto de força exter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</text:p>
          </table:table-cell>
          <table:table-cell table:formula="of:=[.E32]" office:value-type="currency" office:currency="BRL" office:value="24.45" calcext:value-type="currency">
            <text:p>R$ 24.45</text:p>
          </table:table-cell>
          <table:table-cell table:formula="of:=[.F32]" office:value-type="currency" office:currency="BRL" office:value="86.21" calcext:value-type="currency">
            <text:p>R$ 86.21</text:p>
          </table:table-cell>
          <table:table-cell table:formula="of:=[.E33]*[.C33]" office:value-type="currency" office:currency="BRL" office:value="24.45" calcext:value-type="currency">
            <text:p>R$ 24.45</text:p>
          </table:table-cell>
          <table:table-cell table:formula="of:=[.F33]*[.C33]" office:value-type="currency" office:currency="BRL" office:value="86.21" calcext:value-type="currency">
            <text:p>R$ 86.21</text:p>
          </table:table-cell>
          <table:table-cell table:formula="of:=[.G33]+[.H33]" office:value-type="currency" office:currency="BRL" office:value="110.66" calcext:value-type="currency">
            <text:p>R$ 110.66</text:p>
          </table:table-cell>
          <table:table-cell table:formula="of:=[.J32]" office:value-type="string" office:string-value="PMSP 09-07-60" calcext:value-type="string">
            <text:p>PMSP 09-07-60</text:p>
          </table:table-cell>
          <table:table-cell/>
          <table:table-cell table:style-name="ce5" office:value-type="string" calcext:value-type="string">
            <text:p>T1</text:p>
          </table:table-cell>
          <table:table-cell table:style-name="ce7" office:value-type="float" office:value="3.6" calcext:value-type="float">
            <text:p>3.6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M33]*[.N33]" office:value-type="float" office:value="10.8" calcext:value-type="float">
            <text:p>10.8</text:p>
          </table:table-cell>
          <table:table-cell table:style-name="ce7" table:formula="of:=[.M33]" office:value-type="float" office:value="3.6" calcext:value-type="float">
            <text:p>3.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nteruptor bipolar simples em caixa de PVC 10x5c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</text:p>
          </table:table-cell>
          <table:table-cell office:value-type="currency" office:currency="BRL" office:value="31.51" calcext:value-type="currency">
            <text:p>R$ 31.51</text:p>
          </table:table-cell>
          <table:table-cell office:value-type="currency" office:currency="BRL" office:value="133.63" calcext:value-type="currency">
            <text:p>R$ 133.63</text:p>
          </table:table-cell>
          <table:table-cell table:formula="of:=[.E34]*[.C34]" office:value-type="currency" office:currency="BRL" office:value="126.04" calcext:value-type="currency">
            <text:p>R$ 126.04</text:p>
          </table:table-cell>
          <table:table-cell table:formula="of:=[.F34]*[.C34]" office:value-type="currency" office:currency="BRL" office:value="534.52" calcext:value-type="currency">
            <text:p>R$ 534.52</text:p>
          </table:table-cell>
          <table:table-cell table:formula="of:=[.G34]+[.H34]" office:value-type="currency" office:currency="BRL" office:value="660.56" calcext:value-type="currency">
            <text:p>R$ 660.56</text:p>
          </table:table-cell>
          <table:table-cell office:value-type="string" calcext:value-type="string">
            <text:p>PMSP 09-07-02</text:p>
          </table:table-cell>
          <table:table-cell/>
          <table:table-cell table:style-name="ce3" office:value-type="string" calcext:value-type="string">
            <text:p>Total</text:p>
          </table:table-cell>
          <table:table-cell table:style-name="ce10" table:number-columns-repeated="2"/>
          <table:table-cell table:style-name="ce10" table:formula="of:=SUM([.O23:.O33])" office:value-type="float" office:value="228" calcext:value-type="float">
            <text:p>228</text:p>
          </table:table-cell>
          <table:table-cell table:style-name="ce10" table:formula="of:=SUM([.P23:.P33])" office:value-type="float" office:value="50.6" calcext:value-type="float">
            <text:p>50.6</text:p>
          </table:table-cell>
          <table:table-cell table:number-columns-repeated="1008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12" table:number-columns-repeated="5"/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3"/>
          <table:table-cell table:style-name="ce3" office:value-type="string" calcext:value-type="string">
            <text:p>Total</text:p>
          </table:table-cell>
          <table:table-cell table:style-name="ce10" table:number-columns-repeated="2"/>
          <table:table-cell table:style-name="ce15" table:number-columns-repeated="2"/>
          <table:table-cell table:style-name="ce15" table:formula="of:=SUM([.G9:.G35])" office:value-type="currency" office:currency="BRL" office:value="7217.866" calcext:value-type="currency">
            <text:p>R$ 7,217.87</text:p>
          </table:table-cell>
          <table:table-cell table:style-name="ce15" table:formula="of:=SUM([.H9:.H35])" office:value-type="currency" office:currency="BRL" office:value="10067.488" calcext:value-type="currency">
            <text:p>R$ 10,067.49</text:p>
          </table:table-cell>
          <table:table-cell table:style-name="ce15" table:formula="of:=SUM([.I8:.I35])" office:value-type="currency" office:currency="BRL" office:value="17285.354" calcext:value-type="currency">
            <text:p>R$ 17,285.35</text:p>
          </table:table-cell>
          <table:table-cell table:style-name="ce10"/>
          <table:table-cell table:style-name="ce3"/>
          <table:table-cell/>
          <table:table-cell table:style-name="Default" table:number-columns-repeated="4"/>
          <table:table-cell table:style-name="ce3" table:number-columns-repeated="100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ik van Havre</meta:initial-creator>
    <meta:creation-date>2017-10-11T11:07:35.418418042</meta:creation-date>
    <dc:date>2017-10-11T12:46:43.843423518</dc:date>
    <dc:creator>Yorik van Havre</dc:creator>
    <meta:editing-duration>PT35M13S</meta:editing-duration>
    <meta:editing-cycles>4</meta:editing-cycles>
    <meta:generator>LibreOffice/5.4.1.2.0$Linux_X86_64 LibreOffice_project/40m0$Build-2</meta:generator>
    <meta:document-statistic meta:table-count="1" meta:cell-count="361" meta:object-count="0"/>
  </office:meta>
</office:document-meta>
</file>